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c5000b" draw:marker-start-width="0.355cm" draw:marker-end-width="0.355cm" draw:fill-color="#c5000b" draw:opacity="10%" draw:textarea-horizontal-align="justify" draw:textarea-vertical-align="middle" draw:auto-grow-height="false" fo:padding-top="0.15cm" fo:padding-bottom="0.15cm" fo:padding-left="0.275cm" fo:padding-right="0.275cm" draw:shadow-opacity="10%"/>
    </style:style>
    <style:style style:name="gr2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/>
    </style:style>
    <style:style style:name="gr6" style:family="graphic" style:parent-style-name="objectwithoutfill">
      <style:graphic-properties draw:stroke="dash" draw:stroke-dash="Fine_20_Dashed" svg:stroke-width="0.051cm" svg:stroke-color="#c5000b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9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999999"/>
    </style:style>
    <style:style style:name="P2" style:family="paragraph">
      <style:paragraph-properties fo:text-align="center"/>
      <style:text-properties fo:color="#999999" fo:font-size="24pt" style:font-size-asian="24pt" style:font-size-complex="24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24pt" style:font-size-asian="24pt" style:font-size-complex="24pt"/>
    </style:style>
    <style:style style:name="P5" style:family="paragraph">
      <style:text-properties fo:color="#999999"/>
    </style:style>
    <style:style style:name="P6" style:family="paragraph">
      <style:text-properties fo:color="#999999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color="#999999"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1.76cm" svg:y="1.64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6.715cm" svg:y="1.643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11.465cm" svg:y="1.643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2.062cm" svg:height="1.868cm" svg:x="16.367cm" svg:y="1.643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72cm" svg:height="1.204cm" svg:x="4.833cm" svg:y="1.497cm">
          <draw:text-box>
            <text:p text:style-name="P5"><text:span text:style-name="T1">5</text:span></text:p>
          </draw:text-box>
        </draw:frame>
        <draw:frame draw:style-name="gr4" draw:text-style-name="P6" draw:layer="layout" svg:width="0.972cm" svg:height="1.259cm" svg:x="9.843cm" svg:y="1.488cm">
          <draw:text-box>
            <text:p text:style-name="P5"><text:span text:style-name="T1">3</text:span></text:p>
          </draw:text-box>
        </draw:frame>
        <draw:frame draw:style-name="gr5" draw:text-style-name="P6" draw:layer="layout" svg:width="0.972cm" svg:height="1.236cm" svg:x="14.631cm" svg:y="1.526cm">
          <draw:text-box>
            <text:p text:style-name="P5"><text:span text:style-name="T1">7</text:span></text:p>
          </draw:text-box>
        </draw:frame>
        <draw:connector draw:style-name="gr6" draw:text-style-name="P7" draw:layer="layout" draw:type="line" svg:x1="3.822cm" svg:y1="2.575cm" svg:x2="6.715cm" svg:y2="2.577cm" draw:start-shape="id1" draw:start-glue-point="10" draw:end-shape="id2" draw:end-glue-point="6" svg:d="M3822 2575l2893 2" svg:viewBox="0 0 2894 3">
          <text:p/>
        </draw:connector>
        <draw:connector draw:style-name="gr7" draw:text-style-name="P7" draw:layer="layout" draw:type="line" svg:x1="8.777cm" svg:y1="2.577cm" svg:x2="11.465cm" svg:y2="2.577cm" draw:start-shape="id2" draw:start-glue-point="10" draw:end-shape="id3" draw:end-glue-point="6" svg:d="M8777 2577h2688" svg:viewBox="0 0 2689 1">
          <text:p/>
        </draw:connector>
        <draw:connector draw:style-name="gr7" draw:text-style-name="P7" draw:layer="layout" draw:type="line" svg:x1="13.527cm" svg:y1="2.577cm" svg:x2="16.367cm" svg:y2="2.577cm" draw:start-shape="id3" draw:start-glue-point="10" draw:end-shape="id4" draw:end-glue-point="6" svg:d="M13527 2577h2840" svg:viewBox="0 0 2841 1">
          <text:p/>
        </draw:connector>
        <draw:custom-shape draw:style-name="gr8" draw:text-style-name="P8" xml:id="id5" draw:id="id5" draw:layer="layout" svg:width="2.062cm" svg:height="1.868cm" svg:x="21.28cm" svg:y="1.657cm">
          <text:p text:style-name="P7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0.972cm" svg:height="1.236cm" svg:x="19.544cm" svg:y="1.54cm">
          <draw:text-box>
            <text:p><text:span text:style-name="T3">7</text:span></text:p>
          </draw:text-box>
        </draw:frame>
        <draw:connector draw:style-name="gr9" draw:text-style-name="P7" draw:layer="layout" draw:type="line" svg:x1="18.429cm" svg:y1="2.577cm" svg:x2="21.28cm" svg:y2="2.591cm" draw:start-shape="id4" draw:start-glue-point="10" draw:end-shape="id5" draw:end-glue-point="6" svg:d="M18429 2577l2851 14" svg:viewBox="0 0 2852 15">
          <text:p/>
        </draw:connector>
        <draw:line draw:style-name="gr10" draw:text-style-name="P7" draw:layer="layout" svg:x1="23.342cm" svg:y1="2.584cm" svg:x2="25.333cm" svg:y2="2.584cm">
          <text:p/>
        </draw:line>
        <draw:connector draw:style-name="gr11" draw:text-style-name="P7" draw:layer="layout" draw:type="line" svg:x1="2.785cm" svg:y1="4.938cm" svg:x2="2.794cm" svg:y2="3.51cm" svg:d="M2785 4938l9-1428" svg:viewBox="0 0 10 14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53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22:11:41.672906914</dc:date>
    <dc:creator>elucterio </dc:creator>
    <meta:editing-duration>PT1H53M38S</meta:editing-duration>
    <meta:editing-cycles>17</meta:editing-cycles>
    <meta:generator>LibreOffice/4.2.8.2$Linux_X86_64 LibreOffice_project/420m0$Build-2</meta:generator>
    <meta:document-statistic meta:object-count="15"/>
  </office:meta>
</office:document-meta>
</file>